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16pt"/>
    </style:style>
    <style:style style:name="co2" style:family="table-column">
      <style:table-column-properties fo:break-before="auto" style:column-width="75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63.28pt" svg:height="296.7pt" svg:x="268.07pt" svg:y="38.13pt">
            <loext:p draw:notify-on-update-of-ranges="Sheet1.A2:Sheet1.A25 Sheet1.B1:Sheet1.B1 Sheet1.B2:Sheet1.B25 Sheet1.C1:Sheet1.C1 Sheet1.C1:Sheet1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Hour of <text:s text:c="10"/>the day</text:p>
          </table:table-cell>
          <table:table-cell table:style-name="ce1" office:value-type="string" calcext:value-type="string">
            <text:p>Crossing frequency</text:p>
          </table:table-cell>
          <table:table-cell table:style-name="ce4" office:value-type="string" calcext:value-type="string">
            <text:p>traffic volume</text:p>
          </table:table-cell>
          <table:table-cell table:style-name="ce4" table:number-columns-repeated="102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3:17:22.930889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7:43:05.647576117</meta:creation-date>
    <dc:date>2018-08-09T13:20:22.482992052</dc:date>
    <meta:editing-duration>P2DT18H49M13S</meta:editing-duration>
    <meta:editing-cycles>4</meta:editing-cycles>
    <meta:generator>LibreOffice/5.1.6.2$Linux_X86_64 LibreOffice_project/10m0$Build-2</meta:generator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cm" svg:height="10.468cm" xlink:href=".." xlink:type="simple" chart:class="chart:line" chart:style-name="ch1">
        <chart:legend chart:legend-position="end" svg:x="19.093cm" svg:y="4.686cm" style:legend-expansion="high" chart:style-name="ch2"/>
        <chart:plot-area chart:style-name="ch3" table:cell-range-address="Sheet1.A2:Sheet1.B25 Sheet1.B1:Sheet1.C1 Sheet1.C1:Sheet1.C25" chart:data-source-has-labels="both" svg:x="0.468cm" svg:y="0.209cm" svg:width="18.157cm" svg:height="9.069cm">
          <chartooo:coordinate-region svg:x="1.089cm" svg:y="0.408cm" svg:width="17.536cm" svg:height="8.223cm"/>
          <chart:axis chart:dimension="x" chart:name="primary-x" chart:style-name="ch4" chartooo:axis-type="auto">
            <chartooo:date-scale/>
            <chart:title svg:x="8.391cm" svg:y="9.487cm" chart:style-name="ch5">
              <text:p>Hour of the day</text:p>
            </chart:title>
            <chart:categories table:cell-range-address="Sheet1.A2:Sheet1.A25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:Sheet1.B25" chart:label-cell-address="Sheet1.B1:Sheet1.B1" chart:class="chart:line">
            <chart:data-point chart:repeated="24"/>
          </chart:series>
          <chart:series chart:style-name="ch8" chart:values-cell-range-address="Sheet1.C1:Sheet1.C25" chart:label-cell-address="Sheet1.C1:Sheet1.C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ossing frequency</text:p>
                <draw:g>
                  <svg:desc>Sheet1.B1:Sheet1.B1</svg:desc>
                </draw:g>
              </table:table-cell>
              <table:table-cell office:value-type="string">
                <text:p>traffic volu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6">
                <text:p>6</text:p>
                <draw:g>
                  <svg:desc>Sheet1.B2:Sheet1.B25</svg:desc>
                </draw:g>
              </table:table-cell>
              <table:table-cell office:value-type="float" office:value="NaN">
                <text:p>NaN</text:p>
                <draw:g>
                  <svg:desc>Sheet1.C1:Sheet1.C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